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7556in" style:rel-column-width="25481*"/>
    </style:style>
    <style:style style:name="Tabla1.B" style:family="table-column">
      <style:table-column-properties style:column-width="0.9972in" style:rel-column-width="9221*"/>
    </style:style>
    <style:style style:name="Tabla1.E" style:family="table-column">
      <style:table-column-properties style:column-width="1.3403in" style:rel-column-width="12391*"/>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none" fo:border-top="none" fo:border-bottom="0.05pt solid #000000"/>
    </style:style>
    <style:style style:name="Tabla1.D6" style:family="table-cell">
      <style:table-cell-properties style:vertical-align="middle" fo:padding="0.0382in" fo:border-left="0.05pt solid #000000" fo:border-right="none" fo:border-top="none" fo:border-bottom="0.05pt solid #000000"/>
    </style:style>
    <style:style style:name="Tabla1.E6" style:family="table-cell">
      <style:table-cell-properties style:vertical-align="middle" fo:padding="0.0382in" fo:border-left="0.05pt solid #000000" fo:border-right="0.05pt solid #000000" fo:border-top="none" fo:border-bottom="0.05pt solid #000000"/>
    </style:style>
    <style:style style:name="Tabla1.A7"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0ebc22" officeooo:paragraph-rsid="020ebc22"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1d0ae2" officeooo:paragraph-rsid="021d0ae2"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1f0d67" officeooo:paragraph-rsid="021f0d67"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1fa377" officeooo:paragraph-rsid="021fa377"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2435c0" officeooo:paragraph-rsid="022435c0"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225bb01" officeooo:paragraph-rsid="0225bb01"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20d2ac7" officeooo:paragraph-rsid="020d2ac7"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2107feb" officeooo:paragraph-rsid="02107feb"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21c2bc3" officeooo:paragraph-rsid="021c2bc3"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officeooo:rsid="020a57cd" officeooo:paragraph-rsid="020a57cd"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20b2d10" officeooo:paragraph-rsid="020b2d10" style:font-size-asian="12pt" style:font-size-complex="12pt"/>
    </style:style>
    <style:style style:name="P34"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35" style:family="paragraph" style:parent-style-name="Table_20_Contents">
      <style:paragraph-properties fo:text-align="center" style:justify-single-word="false"/>
      <style:text-properties style:font-name="FreeSans" fo:font-size="12pt" officeooo:rsid="020ebc22" officeooo:paragraph-rsid="020ebc22" style:font-size-asian="12pt" style:font-size-complex="12pt"/>
    </style:style>
    <style:style style:name="P36" style:family="paragraph" style:parent-style-name="Table_20_Contents">
      <style:paragraph-properties fo:text-align="center" style:justify-single-word="false"/>
      <style:text-properties style:font-name="FreeSans" fo:font-size="12pt" officeooo:rsid="02120a5a" officeooo:paragraph-rsid="02120a5a" style:font-size-asian="12pt" style:font-size-complex="12pt"/>
    </style:style>
    <style:style style:name="P37"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21c2bc3" officeooo:paragraph-rsid="021c2bc3" style:font-size-asian="12pt" style:font-size-complex="12pt"/>
    </style:style>
    <style:style style:name="P39" style:family="paragraph" style:parent-style-name="Footer">
      <style:text-properties fo:font-size="2pt" style:font-size-asian="1.75pt" style:font-size-complex="2pt"/>
    </style:style>
    <style:style style:name="P40"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41"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42" style:family="paragraph" style:parent-style-name="Standard">
      <style:paragraph-properties fo:line-height="115%"/>
      <style:text-properties style:font-name="FreeSans" fo:font-size="15pt" fo:letter-spacing="0.0138in" officeooo:rsid="007b5345" officeooo:paragraph-rsid="007b5345" style:font-size-asian="13.1000003814697pt" style:font-size-complex="15pt"/>
    </style:style>
    <style:style style:name="P43" style:family="paragraph" style:parent-style-name="Standard">
      <style:paragraph-properties fo:line-height="115%"/>
      <style:text-properties style:font-name="FreeSans" fo:font-size="15pt" fo:letter-spacing="0.0138in" officeooo:rsid="017211d8" officeooo:paragraph-rsid="017211d8" style:font-size-asian="13.1000003814697pt" style:font-size-complex="15pt"/>
    </style:style>
    <style:style style:name="P44"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45"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46" style:family="paragraph" style:parent-style-name="Standard">
      <style:paragraph-properties fo:line-height="150%"/>
      <style:text-properties fo:color="#405e01" style:font-name="FreeSans" fo:font-size="15pt" fo:letter-spacing="0.0138in" fo:font-weight="bold" officeooo:rsid="00300de9" officeooo:paragraph-rsid="00300de9"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53" style:family="paragraph" style:parent-style-name="Standard">
      <style:paragraph-properties fo:line-height="115%"/>
      <style:text-properties style:use-window-font-color="true" style:font-name="FreeSans" fo:font-size="14pt" fo:letter-spacing="0.0138in" fo:font-weight="bold" officeooo:rsid="00300de9" officeooo:paragraph-rsid="00300de9" style:font-size-asian="14pt" style:font-weight-asian="bold" style:font-size-complex="14pt" style:font-weight-complex="bold"/>
    </style:style>
    <style:style style:name="P54"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55" style:family="paragraph" style:parent-style-name="Standard">
      <style:paragraph-properties fo:line-height="150%"/>
      <style:text-properties style:use-window-font-color="true" style:font-name="FreeSans" fo:font-size="14pt" fo:letter-spacing="0.0138in" fo:font-weight="normal" officeooo:rsid="013272d8" officeooo:paragraph-rsid="013272d8" style:font-size-asian="14pt" style:font-weight-asian="normal" style:font-size-complex="14pt" style:font-weight-complex="normal"/>
    </style:style>
    <style:style style:name="P56" style:family="paragraph" style:parent-style-name="Standard">
      <style:paragraph-properties fo:line-height="150%"/>
      <style:text-properties style:use-window-font-color="true" style:font-name="FreeSans" fo:font-size="14pt" fo:letter-spacing="0.0138in" fo:font-weight="normal" officeooo:rsid="01785247" officeooo:paragraph-rsid="01785247" style:font-size-asian="14pt" style:font-weight-asian="normal" style:font-size-complex="14pt" style:font-weight-complex="normal"/>
    </style:style>
    <style:style style:name="P57" style:family="paragraph" style:parent-style-name="Standard">
      <style:paragraph-properties fo:line-height="150%"/>
      <style:text-properties style:use-window-font-color="true" style:font-name="FreeSans" fo:font-size="14pt" fo:letter-spacing="0.0138in" fo:font-weight="normal" officeooo:rsid="019536c9" officeooo:paragraph-rsid="019a2bda" style:font-size-asian="14pt" style:font-weight-asian="normal" style:font-size-complex="14pt" style:font-weight-complex="normal"/>
    </style:style>
    <style:style style:name="P58"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9"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60" style:family="paragraph" style:parent-style-name="Standard">
      <style:paragraph-properties fo:line-height="200%" fo:text-align="center" style:justify-single-word="false"/>
      <style:text-properties fo:letter-spacing="0.0138in" officeooo:rsid="0017e0f6" officeooo:paragraph-rsid="0066a7cb"/>
    </style:style>
    <style:style style:name="P61" style:family="paragraph" style:parent-style-name="Standard">
      <style:paragraph-properties fo:line-height="130%" fo:text-align="end" style:justify-single-word="false"/>
      <style:text-properties officeooo:paragraph-rsid="0066a7cb"/>
    </style:style>
    <style:style style:name="P62"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63"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64"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65"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66"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67"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68"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9"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0"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1"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72"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73" style:family="paragraph" style:parent-style-name="Standard" style:list-style-name="L1">
      <style:paragraph-properties fo:line-height="115%"/>
      <style:text-properties style:use-window-font-color="true" style:font-name="FreeSans" fo:font-size="14pt" fo:letter-spacing="0.0138in" fo:font-weight="normal" officeooo:rsid="021c7c49" officeooo:paragraph-rsid="021c7c49" style:font-size-asian="14pt" style:font-weight-asian="normal" style:font-size-complex="14pt" style:font-weight-complex="normal"/>
    </style:style>
    <style:style style:name="P74" style:family="paragraph" style:parent-style-name="Standard" style:list-style-name="L5">
      <style:paragraph-properties fo:line-height="150%"/>
      <style:text-properties style:use-window-font-color="true" style:font-name="FreeSans" fo:font-size="14pt" fo:letter-spacing="0.0138in" fo:font-weight="normal" officeooo:rsid="02085288" officeooo:paragraph-rsid="02085288" style:font-size-asian="14pt" style:font-weight-asian="normal" style:font-size-complex="14pt" style:font-weight-complex="normal"/>
    </style:style>
    <style:style style:name="P75"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2306e02" officeooo:paragraph-rsid="02315d35" style:font-size-asian="14pt" style:font-weight-asian="normal" style:font-size-complex="14pt" style:font-weight-complex="normal"/>
    </style:style>
    <style:style style:name="P76"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230f82d" officeooo:paragraph-rsid="02315d35" style:font-size-asian="14pt" style:font-weight-asian="normal" style:font-size-complex="14pt" style:font-weight-complex="normal"/>
    </style:style>
    <style:style style:name="P77"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2316396" officeooo:paragraph-rsid="02316396" style:font-size-asian="14pt" style:font-weight-asian="normal" style:font-size-complex="14pt" style:font-weight-complex="normal"/>
    </style:style>
    <style:style style:name="P78"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79"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81" style:family="paragraph" style:parent-style-name="Standard" style:list-style-name="L5">
      <style:paragraph-properties fo:line-height="150%" fo:break-before="auto" fo:break-after="auto"/>
      <style:text-properties style:use-window-font-color="true" style:font-name="FreeSans" fo:font-size="14pt" fo:letter-spacing="0.0138in" fo:font-weight="normal" officeooo:rsid="02085288" officeooo:paragraph-rsid="02085288" style:font-size-asian="14pt" style:font-weight-asian="normal" style:font-size-complex="14pt" style:font-weight-complex="normal"/>
    </style:style>
    <style:style style:name="P82" style:family="paragraph" style:parent-style-name="Standard">
      <style:paragraph-properties fo:line-height="150%" fo:break-before="page"/>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83" style:family="paragraph" style:parent-style-name="Standard">
      <style:paragraph-properties fo:line-height="150%" fo:break-before="page"/>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84"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85"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86"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87" style:family="paragraph">
      <loext:graphic-properties draw:fill-color="#2c3756"/>
    </style:style>
    <style:style style:name="P88"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89"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90"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138in" style:font-size-asian="14pt" style:font-size-complex="14pt"/>
    </style:style>
    <style:style style:name="T11" style:family="text">
      <style:text-properties style:use-window-font-color="true" style:font-name="FreeSans" fo:font-size="14pt" fo:letter-spacing="0.0138in"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8b0c7"/>
    </style:style>
    <style:style style:name="T31" style:family="text">
      <style:text-properties officeooo:rsid="006c620d"/>
    </style:style>
    <style:style style:name="T32" style:family="text">
      <style:text-properties officeooo:rsid="006f7973"/>
    </style:style>
    <style:style style:name="T33" style:family="text">
      <style:text-properties officeooo:rsid="00b9f5d7"/>
    </style:style>
    <style:style style:name="T34" style:family="text">
      <style:text-properties officeooo:rsid="00bb7015"/>
    </style:style>
    <style:style style:name="T35" style:family="text">
      <style:text-properties fo:color="#405e01" style:text-position="super 58%" officeooo:rsid="00f30495"/>
    </style:style>
    <style:style style:name="T36" style:family="text">
      <style:text-properties fo:color="#405e01" style:text-position="super 58%" officeooo:rsid="010a657f"/>
    </style:style>
    <style:style style:name="T37" style:family="text">
      <style:text-properties officeooo:rsid="0167f30b"/>
    </style:style>
    <style:style style:name="T38" style:family="text">
      <style:text-properties fo:color="#2c3756" fo:font-style="italic" style:font-style-asian="italic" style:font-style-complex="italic"/>
    </style:style>
    <style:style style:name="T39" style:family="text">
      <style:text-properties fo:color="#2c3756" fo:font-style="italic" officeooo:rsid="00532285" style:font-style-asian="italic" style:font-style-complex="italic"/>
    </style:style>
    <style:style style:name="T40"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41"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42"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43" style:family="text">
      <style:text-properties fo:color="#2c3756" style:text-outline="true" style:font-name="Lora" fo:font-size="18pt" fo:letter-spacing="0.0417in" fo:font-style="normal" fo:text-shadow="none" fo:font-weight="bold" officeooo:rsid="0234fc93" style:font-size-asian="18pt" style:font-style-asian="normal" style:font-weight-asian="bold" style:font-size-complex="18pt" style:font-style-complex="normal" style:font-weight-complex="bold"/>
    </style:style>
    <style:style style:name="T44" style:family="text">
      <style:text-properties officeooo:rsid="0173b39a"/>
    </style:style>
    <style:style style:name="T45" style:family="text">
      <style:text-properties officeooo:rsid="017b7924"/>
    </style:style>
    <style:style style:name="T46" style:family="text">
      <style:text-properties officeooo:rsid="02072c17"/>
    </style:style>
    <style:style style:name="T47" style:family="text">
      <style:text-properties officeooo:rsid="02133e66"/>
    </style:style>
    <style:style style:name="T48" style:family="text">
      <style:text-properties officeooo:rsid="0219ca73"/>
    </style:style>
    <style:style style:name="T49" style:family="text">
      <style:text-properties officeooo:rsid="022280be"/>
    </style:style>
    <style:style style:name="T50" style:family="text">
      <style:text-properties officeooo:rsid="022435c0"/>
    </style:style>
    <style:style style:name="T51" style:family="text">
      <style:text-properties officeooo:rsid="0227570e"/>
    </style:style>
    <style:style style:name="T52" style:family="text">
      <style:text-properties officeooo:rsid="022a252b"/>
    </style:style>
    <style:style style:name="T53" style:family="text">
      <style:text-properties officeooo:rsid="022d3c6e"/>
    </style:style>
    <style:style style:name="T54" style:family="text">
      <style:text-properties officeooo:rsid="022d8ae3"/>
    </style:style>
    <style:style style:name="T55" style:family="text">
      <style:text-properties officeooo:rsid="022f33d5"/>
    </style:style>
    <style:style style:name="T56" style:family="text">
      <style:text-properties officeooo:rsid="023240b8"/>
    </style:style>
    <style:style style:name="T57"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87"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7"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9">Plan de iteración</text:p>
      <text:p text:style-name="P61"><text:span text:style-name="T40">Fase de </text:span><text:span text:style-name="T41">construcción</text:span><text:span text:style-name="T40">:</text:span><text:span text:style-name="T42"> ITERACIÓN N.º </text:span><text:span text:style-name="T43">6</text:span></text:p>
      <text:p text:style-name="P60"><draw:frame draw:style-name="fr1" draw:name="Image1" text:anchor-type="as-char" svg:width="5.748in" svg:height="2.5984in" draw:z-index="10"><draw:image xlink:href="Pictures/1000020100000226000000FA48EFF3AC67F122C2.png" xlink:type="simple" xlink:show="embed" xlink:actuate="onLoad" loext:mime-type="image/png"/></draw:frame></text:p>
      <text:p text:style-name="P58"><text:span text:style-name="T4">Proyecto </text:span><text:span text:style-name="T7">Colibrí</text:span></text:p>
      <text:p text:style-name="P40"/>
      <text:p text:style-name="P44">Asignatura</text:p>
      <text:p text:style-name="P40">Laboratorio de desarrollo de software</text:p>
      <text:p text:style-name="P40"/>
      <text:p text:style-name="P44">Autor<text:span text:style-name="T3">es</text:span></text:p>
      <text:p text:style-name="P43">Ariel Machini</text:p>
      <text:p text:style-name="P42">Cinthia Lima</text:p>
      <text:p text:style-name="P40"/>
      <text:p text:style-name="P44">Fecha de redacción</text:p>
      <text:p text:style-name="P40"><text:span text:style-name="T46">16/03</text:span>/<text:span text:style-name="T5">2020</text:span></text:p>
      <text:p text:style-name="P62"><draw:custom-shape text:anchor-type="paragraph" draw:z-index="1" draw:name="Shape1" draw:style-name="gr3" draw:text-style-name="P90"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9" svg:width="2.5594in" svg:height="7.2835in" svg:x="0.1965in" svg:y="0.2953in"><draw:text-box><text:p text:style-name="P88"><text:span text:style-name="T57">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3"><text:span text:style-name="T38">Plan de </text:span><text:span text:style-name="T39">i</text:span><text:span text:style-name="T38">teración</text:span></text:p>
      <text:p text:style-name="P41"/>
      <text:p text:style-name="P49">Resumen</text:p>
      <text:p text:style-name="P72">El presente plan de iteración se divide en tres partes: en la primera parte del mismo se hace una introducción al documento, especificando su alcance y su propósito.</text:p>
      <text:p text:style-name="P72">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6"/>
      <text:p text:style-name="P46">Alcance</text:p>
      <text:p text:style-name="P53">En esta <text:span text:style-name="T44">iteración</text:span> se <text:span text:style-name="T31">generarán</text:span> los <text:span text:style-name="T28">siguientes entregables</text:span>:</text:p>
      <text:list xml:id="list4238563599" text:style-name="L1">
        <text:list-item>
          <text:p text:style-name="P73">Estimación de riesgos (nueva versión).</text:p>
        </text:list-item>
        <text:list-item>
          <text:p text:style-name="P73">Plan de riesgos (nueva versión).</text:p>
        </text:list-item>
        <text:list-item>
          <text:p text:style-name="P73">Estimación del proyecto (nueva versión).</text:p>
        </text:list-item>
      </text:list>
      <text:p text:style-name="P54"/>
      <text:p text:style-name="P47">Propósito</text:p>
      <text:p text:style-name="P78">Mediante este documento se buscan especificar las actividades que se van a desarrollar durante la iteración en curso.</text:p>
      <text:p text:style-name="P78">Este documento será utilizado por el grupo de desarrollo para guiarse a través de la iteración antes mencionada.</text:p>
      <text:p text:style-name="P52"/>
      <text:p text:style-name="P52">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8">Nombre de la tarea</text:p>
          </table:table-cell>
          <table:table-cell table:style-name="Tabla1.A1" office:value-type="string">
            <text:p text:style-name="P20">Fecha de </text:p>
            <text:p text:style-name="P17"><text:span text:style-name="T30">i</text:span>nicio </text:p>
          </table:table-cell>
          <table:table-cell table:style-name="Tabla1.A1" office:value-type="string">
            <text:p text:style-name="P19">Fecha de <text:span text:style-name="T33">finalización</text:span></text:p>
          </table:table-cell>
          <table:table-cell table:style-name="Tabla1.A1" office:value-type="string">
            <text:p text:style-name="P21">Fecha de <text:span text:style-name="T34">fin de iteración</text:span></text:p>
          </table:table-cell>
          <table:table-cell table:style-name="Tabla1.E1" office:value-type="string">
            <text:p text:style-name="P22">Responsable(s)</text:p>
          </table:table-cell>
        </table:table-row>
        <table:table-row table:style-name="Tabla1.2">
          <table:table-cell table:style-name="Tabla1.A2" office:value-type="string">
            <text:p text:style-name="P29">Revisar y actualizar la estimación de riesgos, <text:span text:style-name="T50">y su seguimiento</text:span></text:p>
          </table:table-cell>
          <table:table-cell table:style-name="Tabla1.B4" office:value-type="string">
            <text:p text:style-name="P10"><text:span text:style-name="T49">21</text:span>/03/2020</text:p>
          </table:table-cell>
          <table:table-cell table:style-name="Tabla1.C4" office:value-type="string">
            <text:p text:style-name="P15">22/03/2020</text:p>
          </table:table-cell>
          <table:table-cell table:style-name="Tabla1.D4" office:value-type="string">
            <text:p text:style-name="P33">25/03/2020</text:p>
          </table:table-cell>
          <table:table-cell table:style-name="Tabla1.E4" office:value-type="string">
            <text:p text:style-name="P36">Cinthia Lima</text:p>
          </table:table-cell>
        </table:table-row>
        <table:table-row table:style-name="Tabla1.2">
          <table:table-cell table:style-name="Tabla1.A2" office:value-type="string">
            <text:p text:style-name="P31">Realizar una nueva estimación para el proyecto</text:p>
          </table:table-cell>
          <table:table-cell table:style-name="Tabla1.B4" office:value-type="string">
            <text:p text:style-name="P11"><text:span text:style-name="T49">21</text:span>/03/2020</text:p>
          </table:table-cell>
          <table:table-cell table:style-name="Tabla1.C4" office:value-type="string">
            <text:p text:style-name="P15">21/03/2020</text:p>
          </table:table-cell>
          <table:table-cell table:style-name="Tabla1.D4" office:value-type="string">
            <text:p text:style-name="P38">25/03/2020</text:p>
          </table:table-cell>
          <table:table-cell table:style-name="Tabla1.E4" office:value-type="string">
            <text:p text:style-name="P38">Cinthia Lima</text:p>
          </table:table-cell>
        </table:table-row>
        <table:table-row table:style-name="Tabla1.2">
          <table:table-cell table:style-name="Tabla1.A2" office:value-type="string">
            <text:p text:style-name="P30">Comenzar con la implementación del CU02 (Completar y enviar un <text:soft-page-break/>formulario) en la aplicación móvil, <text:span text:style-name="T48">en conjunto con la recuperación de campos de la base de datos</text:span></text:p>
          </table:table-cell>
          <table:table-cell table:style-name="Tabla1.B4" office:value-type="string">
            <text:p text:style-name="P14">21/03/2020</text:p>
          </table:table-cell>
          <table:table-cell table:style-name="Tabla1.C4" office:value-type="string">
            <text:p text:style-name="P16">25/03/2020</text:p>
          </table:table-cell>
          <table:table-cell table:style-name="Tabla1.D4" office:value-type="string">
            <text:p text:style-name="P37">25/03/2020</text:p>
          </table:table-cell>
          <table:table-cell table:style-name="Tabla1.E4" office:value-type="string">
            <text:p text:style-name="P37">Ariel Machini y Cinthia Lima</text:p>
          </table:table-cell>
        </table:table-row>
        <table:table-row table:style-name="Tabla1.2">
          <table:table-cell table:style-name="Tabla1.A2" office:value-type="string">
            <text:p text:style-name="P28"><text:span text:style-name="T47">Modificar</text:span> el esquema de base de datos para que se adapte a los nuevos requerimientos <text:span text:style-name="T47">del cliente </text:span>(las respuestas a formularios deben ser almacenadas <text:span text:style-name="T47">y su información debe guardarse en </text:span>forma<text:span text:style-name="T47">to</text:span> CSV)</text:p>
          </table:table-cell>
          <table:table-cell table:style-name="Tabla1.B5" office:value-type="string">
            <text:p text:style-name="P12">20/03/2020</text:p>
          </table:table-cell>
          <table:table-cell table:style-name="Tabla1.C5" office:value-type="string">
            <text:p text:style-name="P13">20/03/2020</text:p>
          </table:table-cell>
          <table:table-cell table:style-name="Tabla1.D5" office:value-type="string">
            <text:p text:style-name="P33">25/03/2020</text:p>
          </table:table-cell>
          <table:table-cell table:style-name="Tabla1.E5" office:value-type="string">
            <text:p text:style-name="P35">Ariel Machini</text:p>
          </table:table-cell>
        </table:table-row>
        <table:table-row table:style-name="Tabla1.2">
          <table:table-cell table:style-name="Tabla1.A2" office:value-type="string">
            <text:p text:style-name="P27">Evaluación del plan de iteración</text:p>
          </table:table-cell>
          <table:table-cell table:style-name="Tabla1.B6" office:value-type="string">
            <text:p text:style-name="P16">25/03/2020</text:p>
          </table:table-cell>
          <table:table-cell table:style-name="Tabla1.C6" office:value-type="string">
            <text:p text:style-name="P16">25/03/2020</text:p>
          </table:table-cell>
          <table:table-cell table:style-name="Tabla1.D6" office:value-type="string">
            <text:p text:style-name="P32">25/03/2020</text:p>
          </table:table-cell>
          <table:table-cell table:style-name="Tabla1.E6" office:value-type="string">
            <text:p text:style-name="P34">Ariel Machini y Cinthia Lima</text:p>
          </table:table-cell>
        </table:table-row>
        <table:table-row table:style-name="Tabla1.2">
          <table:table-cell table:style-name="Tabla1.A7" table:number-columns-spanned="5" office:value-type="string">
            <text:p text:style-name="P23">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4"><text:span text:style-name="T35">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5"><text:span text:style-name="T35">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6"><text:span text:style-name="T36">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45"/>
      <text:p text:style-name="P48">Re<text:span text:style-name="T8">cursos</text:span></text:p>
      <text:p text:style-name="P67">Humanos:</text:p>
      <text:list xml:id="list2247583595" text:style-name="L2">
        <text:list-item>
          <text:p text:style-name="P70"><text:span text:style-name="T32">Dos</text:span> analistas:</text:p>
          <text:list>
            <text:list-item>
              <text:p text:style-name="P71">Lima, Cinthia.</text:p>
            </text:list-item>
            <text:list-item>
              <text:p text:style-name="P71">Machini, Ariel.</text:p>
            </text:list-item>
          </text:list>
        </text:list-item>
      </text:list>
      <text:p text:style-name="P64"/>
      <text:p text:style-name="P67">Ha<text:span text:style-name="T9">r</text:span>dware:</text:p>
      <text:list xml:id="list3963117309" text:style-name="L3">
        <text:list-item>
          <text:p text:style-name="P84">Notebook Lenovo Legion Y720.</text:p>
        </text:list-item>
        <text:list-item>
          <text:p text:style-name="P84">Notebook Banghó MAX G01.</text:p>
        </text:list-item>
      </text:list>
      <text:p text:style-name="P9"/>
      <text:p text:style-name="P8"><text:span text:style-name="T11">M</text:span><text:span text:style-name="T10">isceláneo:</text:span></text:p>
      <text:list xml:id="list1340171677" text:style-name="L4">
        <text:list-item>
          <text:p text:style-name="P85"><text:span text:style-name="T30">Acceso a </text:span>Internet.</text:p>
        </text:list-item>
        <text:list-item>
          <text:p text:style-name="P86">Repositorio <text:span text:style-name="T30">(</text:span>en GitHub<text:span text:style-name="T30">)</text:span>.</text:p>
        </text:list-item>
      </text:list>
      <text:p text:style-name="P65"/>
      <text:p text:style-name="P79"/>
      <text:p text:style-name="P82">Objetivos alcanzados</text:p>
      <text:p text:style-name="P55">De las <text:span text:style-name="T51">cinco (5) </text:span>tareas definidas se pudieron ejecutar y termina<text:span text:style-name="T37">r cinco (5) </text:span>con éxito:</text:p>
      <text:list xml:id="list3977951678" text:style-name="L5">
        <text:list-item>
          <text:p text:style-name="P81">Revisar y actualizar la estimación de riesgos, y su seguimiento.</text:p>
        </text:list-item>
        <text:list-item>
          <text:p text:style-name="P74">Realizar una nueva estimación para el proyecto.</text:p>
        </text:list-item>
        <text:list-item>
          <text:p text:style-name="P74">Comenzar con la implementación del CU02 (Completar y enviar un formulario) en la aplicación móvil, en conjunto con la recuperación de campos de la base de datos.</text:p>
        </text:list-item>
        <text:list-item>
          <text:p text:style-name="P74">Modificar el esquema de base de datos para que se adapte a los nuevos requerimientos del cliente (las respuestas a formularios deben ser almacenadas y su información debe guardarse en formato CSV).</text:p>
        </text:list-item>
        <text:list-item>
          <text:p text:style-name="P74">Evaluación del plan de iteración.</text:p>
        </text:list-item>
      </text:list>
      <text:p text:style-name="P57"/>
      <text:p text:style-name="P50">Conclusión</text:p>
      <text:p text:style-name="P75">Podemos concluir que esta fue una iteración exitosa ya que se pudieron llevar a cabo todas las tareas propuestas.</text:p>
      <text:p text:style-name="P76">En la nueva estimación (realizada durante esta iteración), se estima que el tiempo necesario para las tareas restantes es de tres meses y medio. Se tendrá en cuenta esta estimación para las siguientes iteraciones.</text:p>
      <text:p text:style-name="P77">Con <text:span text:style-name="T56">respecto a la implementación del CU02 (Completar y enviar un formulario) en la aplicación móvil, se encontró un problema con la forma en la que procesa Ionic el código HTML de los campos; por lo tanto, se considerarán dos alternativas para solventar este problema en la siguiente iteración y se optará por la más conveniente.</text:span></text:p>
      <text:p text:style-name="P56"/>
      <text:p text:style-name="P80"/>
      <text:p text:style-name="P83">Estado del repositorio</text:p>
      <text:p text:style-name="P68"><text:span text:style-name="T6">Versión </text:span><text:span text:style-name="T29">inicial</text:span><text:span text:style-name="T6"> – </text:span><text:span text:style-name="T29">final</text:span><text:span text:style-name="T6">:</text:span> <text:span text:style-name="T45">253</text:span> – <text:span text:style-name="T55">262</text:span></text:p>
      <text:p text:style-name="P68"/>
      <text:p text:style-name="P51">Estado del repositorio <text:span text:style-name="T52">(aplicación móvil)</text:span></text:p>
      <text:p text:style-name="P69"><text:span text:style-name="T6">Versión </text:span><text:span text:style-name="T29">inicial</text:span><text:span text:style-name="T6"> – </text:span><text:span text:style-name="T29">final</text:span><text:span text:style-name="T6">:</text:span> <text:span text:style-name="T53">6</text:span> – <text:span text:style-name="T54">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7"><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47:14.947837140</dc:date>
    <meta:editing-duration>P1DT18H54M35S</meta:editing-duration>
    <meta:editing-cycles>434</meta:editing-cycles>
    <meta:generator>LibreOffice/6.4.4.2$Linux_X86_64 LibreOffice_project/40$Build-2</meta:generator>
    <dc:title>Plan de Iteración</dc:title>
    <dc:subject>Horizon</dc:subject>
    <dc:creator>Ariel Machini</dc:creator>
    <meta:document-statistic meta:table-count="3" meta:image-count="3" meta:object-count="0" meta:page-count="6" meta:paragraph-count="95" meta:word-count="676" meta:character-count="4167" meta:non-whitespace-character-count="3590"/>
  </office:meta>
</office:document-meta>
</file>